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D000000C2FC7DBE0E.png"/>
  <manifest:file-entry manifest:media-type="image/jpeg" manifest:full-path="Pictures/10000000000000990000005F15E6CF7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5.9076in" table:align="margins" style:writing-mode="lr-tb"/>
    </style:style>
    <style:style style:name="List.A" style:family="table-column">
      <style:table-column-properties style:column-width="5.9076in" style:rel-column-width="65535*"/>
    </style:style>
    <style:style style:name="List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List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17365d"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language-asian="en" style:country-asian="US"/>
    </style:style>
    <style:style style:name="P5" style:family="paragraph" style:parent-style-name="Table_20_Heading">
      <style:paragraph-properties fo:background-color="#b2b2b2">
        <style:background-image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>{ListType}</text:p>
      <table:table table:name="List" table:style-name="List">
        <table:table-column table:style-name="List.A"/>
        <table:table-header-rows>
          <table:table-row>
            <table:table-cell table:style-name="List.A1" office:value-type="string">
              <text:p text:style-name="P5">{Header}</text:p>
            </table:table-cell>
          </table:table-row>
        </table:table-header-rows>
        <table:table-row>
          <table:table-cell table:style-name="List.A2" office:value-type="string">
            <text:p text:style-name="Table_20_Contents">{Value}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_5f_VariableValue" style:display-name="_VariableValue" style:family="text">
      <style:text-properties style:use-window-font-color="true" style:font-name="Calibri" fo:font-size="11pt" fo:language="es" fo:country="ES" fo:font-weight="normal" fo:background-color="#ff6600" style:font-name-asian="Calibri" style:font-size-asian="11pt" style:font-name-complex="Times New Roman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264in" fo:margin-bottom="0.3264in" fo:margin-left="1.1811in" fo:margin-right="1.1811in" fo:border="none" fo:padding="0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number:time-style style:name="N8042" number:language="en" number:country="CA">
      <number:hours number:style="long"/>
      <number:text>:</number:text>
      <number:minutes number:style="long"/>
      <number:text> </number:text>
      <number:am-pm/>
    </number:time-style>
    <number:date-style style:name="N8075" number:language="en" number:country="CA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319in" svg:y="0.2161in" svg:width="0.9902in" svg:height="0.9374in" draw:z-index="0"><draw:image xlink:href="Pictures/10000000000000CD000000C2FC7DBE0E.png" xlink:type="simple" xlink:show="embed" xlink:actuate="onLoad"/></draw:frame></text:p>
      </style:header>
      <style:header-left>
        <text:p text:style-name="Header_20_left"/>
      </style:header-left>
      <style:footer>
        <text:p text:style-name="MP1">Page <text:page-number text:select-page="current">1</text:page-number> of <text:page-count>1</text:page-count><text:tab/><text:tab/><text:tab/><text:date style:data-style-name="N8075" text:date-value="2022-02-09T21:43:40.98">Feb 9, 2022</text:date> <text:time style:data-style-name="N8042" text:time-value="2022-02-09T21:43:40.98">09:42 PM</text:time><text:tab/><text:tab/><text:tab/><draw:frame draw:style-name="Mfr2" draw:name="Image1" text:anchor-type="char" svg:x="5.8465in" svg:y="-0.2366in" svg:width="1.0528in" svg:height="0.5417in" draw:z-index="1"><draw:image xlink:href="Pictures/10000000000000990000005F15E6CF71.jpg" xlink:type="simple" xlink:show="embed" xlink:actuate="onLoad"/></draw:frame>Powered by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biztondo</meta:initial-creator>
    <meta:creation-date>2014-11-19T09:26:00</meta:creation-date>
    <dc:date>2022-02-09T21:43:40.98</dc:date>
    <meta:editing-cycles>76</meta:editing-cycles>
    <meta:editing-duration>PT19H10M55S</meta:editing-duration>
    <meta:generator>OpenOffice/4.1.11$Win32 OpenOffice.org_project/4111m1$Build-9808</meta:generator>
    <meta:document-statistic meta:table-count="1" meta:image-count="2" meta:object-count="0" meta:page-count="1" meta:paragraph-count="4" meta:word-count="14" meta:character-count="73"/>
    <dc:creator>Isidoro Legido Martínez</dc:creator>
  </office:meta>
</office:document-meta>
</file>